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88607" officeooo:paragraph-rsid="00288607"/>
    </style:style>
    <style:style style:name="P2" style:family="paragraph" style:parent-style-name="Text_20_body">
      <style:text-properties officeooo:rsid="0029227a" officeooo:paragraph-rsid="0029227a"/>
    </style:style>
    <style:style style:name="P3" style:family="paragraph" style:parent-style-name="Text_20_body">
      <style:text-properties officeooo:rsid="002f86a5" officeooo:paragraph-rsid="002f86a5"/>
    </style:style>
    <style:style style:name="P4" style:family="paragraph" style:parent-style-name="Text_20_body">
      <style:text-properties officeooo:rsid="003416c7" officeooo:paragraph-rsid="003416c7"/>
    </style:style>
    <style:style style:name="P5" style:family="paragraph" style:parent-style-name="Text_20_body">
      <style:text-properties officeooo:rsid="0036dc48" officeooo:paragraph-rsid="0036dc48"/>
    </style:style>
    <style:style style:name="P6" style:family="paragraph" style:parent-style-name="Text_20_body">
      <style:text-properties officeooo:rsid="0038ab3a" officeooo:paragraph-rsid="0038ab3a"/>
    </style:style>
    <style:style style:name="P7" style:family="paragraph" style:parent-style-name="Heading_20_1">
      <style:text-properties officeooo:rsid="001ccb4d" officeooo:paragraph-rsid="00288607"/>
    </style:style>
    <style:style style:name="P8" style:family="paragraph" style:parent-style-name="Heading_20_1">
      <style:text-properties officeooo:rsid="002fac55" officeooo:paragraph-rsid="002fac55"/>
    </style:style>
    <style:style style:name="P9" style:family="paragraph" style:parent-style-name="Heading_20_1">
      <style:text-properties officeooo:rsid="002dcb02" officeooo:paragraph-rsid="002dcb02"/>
    </style:style>
    <style:style style:name="T1" style:family="text">
      <style:text-properties officeooo:rsid="002976dd"/>
    </style:style>
    <style:style style:name="T2" style:family="text">
      <style:text-properties officeooo:rsid="002a6d09"/>
    </style:style>
    <style:style style:name="T3" style:family="text">
      <style:text-properties officeooo:rsid="002c4e82"/>
    </style:style>
    <style:style style:name="T4" style:family="text">
      <style:text-properties officeooo:rsid="002daa2f"/>
    </style:style>
    <style:style style:name="T5" style:family="text">
      <style:text-properties officeooo:rsid="002dcb02"/>
    </style:style>
    <style:style style:name="T6" style:family="text">
      <style:text-properties officeooo:rsid="00326bab"/>
    </style:style>
    <style:style style:name="T7" style:family="text">
      <style:text-properties officeooo:rsid="003422f0"/>
    </style:style>
    <style:style style:name="T8" style:family="text">
      <style:text-properties officeooo:rsid="0035224c"/>
    </style:style>
    <style:style style:name="T9" style:family="text">
      <style:text-properties officeooo:rsid="0035824e"/>
    </style:style>
    <style:style style:name="T10" style:family="text">
      <style:text-properties officeooo:rsid="0037c9dd"/>
    </style:style>
    <style:style style:name="T11" style:family="text">
      <style:text-properties officeooo:rsid="0039c902"/>
    </style:style>
    <style:style style:name="T12" style:family="text">
      <style:text-properties officeooo:rsid="003b44cb"/>
    </style:style>
    <style:style style:name="T13" style:family="text">
      <style:text-properties officeooo:rsid="003d25ae"/>
    </style:style>
    <style:style style:name="T14" style:family="text">
      <style:text-properties officeooo:rsid="003f92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Advent Of Code 2022</text:h>
      <text:p text:style-name="P1">A programming &lt;strong&gt;challenge&lt;/strong&gt;, advent calender </text:p>
      <text:h text:style-name="Heading_20_1" text:outline-level="1"/>
      <text:h text:style-name="Heading_20_1" text:outline-level="1">Overview</text:h>
      <text:p text:style-name="P2">An annual set of challenges for a variety of skill sets and levels. <text:span text:style-name="T1">I was introduced to it at the end of 2022 and</text:span> I solved the<text:span text:style-name="T1">m</text:span> using &lt;strong&gt;C#&lt;/strong&gt;. <text:span text:style-name="T3">The full list of challenges can be found </text:span>&lt;<text:span text:style-name="T2">MudLink </text:span><text:span text:style-name="T3">Href=”https://adventofcode.com/2022”</text:span><text:span text:style-name="T2">&gt;</text:span><text:span text:style-name="T3">here</text:span><text:span text:style-name="T2">&lt;/MudLink&gt;</text:span></text:p>
      <text:p text:style-name="P2"><text:span text:style-name="T4">The</text:span><text:span text:style-name="T5">re were some interesting problems to solve</text:span><text:span text:style-name="T4"> and </text:span><text:span text:style-name="T6">the solutions</text:span><text:span text:style-name="T4"> are</text:span> a good presentation of the kind of work I can produce in a couple of hours <text:span text:style-name="T6">now that I have</text:span> some professional experience.</text:p>
      <text:h text:style-name="P8" text:outline-level="1">Description</text:h>
      <text:p text:style-name="P4">There are too many to go into all of them, so I will highlight a few of the ones I found more interesting.</text:p>
      <text:p text:style-name="P4">Day 16 <text:span text:style-name="T7">was</text:span><text:span text:style-name="T8"> slow but easy enough to brute force and an interesting problem to optimise. </text:span><text:span text:style-name="T9">There were several stages to optimising this, but the most significant was to simplify the graph by removing nodes which couldn’t be opened, and then using a bit mask of the remaining nodes to access a dictionary and reuse old results efficiently.</text:span></text:p>
      <text:p text:style-name="P5">Day 19 was an exercise in finding ways to limit the state space. <text:span text:style-name="T10">The naive approach either takes too long to process, due to the number of permutations available, or requires an unreasonably large state space. However, realising that there is no point in building more robots than materials you can use, and discarding any extra material produced quickly collapses this challenge into one that’s quickly solved.</text:span></text:p>
      <text:p text:style-name="P6">My favourite challenge from this year was from Day 22. While the actual challenge <text:span text:style-name="T11">wasn’t difficult, <text:s/>generalising it involved detecting and then folding a cube net. This involved </text:span><text:span text:style-name="T12">3D geometry, vectors and their cross products and was a small headache to get working correctly. I should have documented </text:span><text:span text:style-name="T13">it better than I did, however, it was satisfying to </text:span><text:span text:style-name="T14">finish and a good exercise on problem solving.</text:span></text:p>
      <text:h text:style-name="P9" text:outline-level="1">GitHub</text:h>
      <text:p text:style-name="P3">A repository with all of my solutions in can be found here: &lt;MudLink Href=”<text:a xlink:type="simple" xlink:href="https://github.com/Rielk/AdventOfCode22" text:style-name="Internet_20_link" text:visited-style-name="Visited_20_Internet_20_Link">https://github.com/Rielk/AdventOfCode22</text:a>”&gt;Advent of Code 2022&lt;/MudLink&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17T13:55:35.674000000</dc:date>
    <meta:editing-duration>PT9H32M59S</meta:editing-duration>
    <meta:editing-cycles>25</meta:editing-cycles>
    <meta:generator>LibreOffice/7.3.2.2$Windows_X86_64 LibreOffice_project/49f2b1bff42cfccbd8f788c8dc32c1c309559be0</meta:generator>
    <meta:document-statistic meta:table-count="0" meta:image-count="0" meta:object-count="0" meta:page-count="1" meta:paragraph-count="12" meta:word-count="316" meta:character-count="1941" meta:non-whitespace-character-count="1635"/>
  </office:meta>
</office:document-meta>
</file>